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17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ubtraction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1016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1" office:value-type="string">
            <text:p>Test Scenarios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heck for – symbol presenc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heck for – symbol colo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heck for – symbol locatio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heck for expected result after performing subtraction operation between two positive number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heck for expected result after performing subtraction operation between two negative number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heck for expected result after performing subtraction operation between one positive and other negative numbe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Check for expected result after performing subtraction operation as 0 – 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heck for expected result after performing subtraction operation between zero and any positive numbe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Check for expected result after performing subtraction operation between zero and any negative numbe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Check for expected result after performing subtraction operation between any negative number and zer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Check for expected result after performing subtraction operation between any positive number and zer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Check for expected result after performing subtraction operation between any negative number and special characte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Check for expected result after performing subtraction operation between any positive number and special characte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Check for expected result after performing subtraction operation between any two special character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Check for expected result after performing subtraction operation between boundary values as 0 , -1 , 1, 9.99999999 x 10^99,((9.99999999 x 10^99)-1),((9.99999999 x 10^99)+1)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positive decimal numbers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two negative decimal numbers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positive decimal number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zero and negative decimal number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positive decimal number and zero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  <table:table-cell table:number-columns-repeated="6"/>
          <table:table-cell table:style-name="ce2"/>
          <table:table-cell table:style-name="ce2" office:value-type="string">
            <text:p>Check for expected result after performing division operation between negative decimal number and zero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Check for = symbol presenc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Check for = symbol colo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Check for = symbol locatio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Check for expected result after performing subtraction operation without giving any input for subtraction operation. e.g. (- anyNo=anyNo) <text:s/>or (anyNo- =anyNo)</text:p>
          </table:table-cell>
          <table:table-cell table:number-columns-repeated="1016"/>
        </table:table-row>
      </table:table>
      <table:table table:name="Division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>
            <text:p>Test Scenario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heck for / symbol presence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heck for / symbol color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heck for / symbol location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heck for expected result after performing division operation between two positive numbers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heck for expected result after performing division operation between two negative numbers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heck for expected result after performing division operation between one positive and other negative number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Check for expected result after performing division operation as 0 – 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heck for expected result after performing division operation between zero and any positive number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Check for expected result after performing division operation between zero and any negative number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Check for expected result after performing division operation between any negative number and zero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Check for expected result after performing division operation between any positive number and zero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Check for expected result after performing division operation between any negative number and special character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Check for expected result after performing division operation between any positive number and special character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Check for expected result after performing division operation between any two special characters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Check for expected result after performing division operation between boundary values as 0 , -1 , 1, 9.99999999 x 10^99,((9.99999999 x 10^99)-1),((9.99999999 x 10^99)+1)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Check for expected result after performing division operation between two positive decimal numbers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Check for expected result after performing division operation between two negative decimal numbers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Check for expected result after performing division operation between zero and positive decimal number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Check for expected result after performing division operation between zero and negative decimal number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Check for expected result after performing division operation between positive decimal number and zero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Check for expected result after performing division operation between negative decimal number and zero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Check for / symbol presence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Check for / symbol color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Check for / symbol location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3" office:value-type="string">
            <text:p>Check for expected result after performing division operation without giving any input for division operation. e.g. (- anyNo=anyNo) <text:s/>or (anyNo- =anyNo)</text:p>
          </table:table-cell>
        </table:table-row>
      </table:table>
      <table:table table:name="CE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>
            <text:p>Test Scenario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heck for CE symbol presence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heck for CE symbol color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heck for CE symbol location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heck for expected result after performing CE operation when calculator gets started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heck for expected result after clicking CE button post any operation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Check for expected result for below opeartion 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Enter any positive number and then click CE and check expected result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Enter any negative number and then click CE and check expected result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Enter zero and then click CE and check expected result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Enter biggest number (9.99999999 x 10^99) <text:s/>and then click CE and check expected resul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Enter any special character and then click CE and check expected result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Enter combination of numbers and special characters and then click CE and check expected result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In between any mathematical operation and then click CE and check expected result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Click twice / thrice any number of times the button CE and check expected result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10/18/2019</text:date>, <text:time>14:2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8T14:28:29.52</dc:date>
    <meta:generator>OpenOffice/4.1.6$Win32 OpenOffice.org_project/416m1$Build-9790</meta:generator>
    <meta:editing-duration>PT38M56S</meta:editing-duration>
    <meta:editing-cycles>8</meta:editing-cycles>
    <meta:document-statistic meta:table-count="3" meta:cell-count="893" meta:object-count="0"/>
  </office:meta>
</office:document-meta>
</file>